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fa56" officeooo:paragraph-rsid="0015fa56"/>
    </style:style>
    <style:style style:name="P2" style:family="paragraph" style:parent-style-name="Standard">
      <style:text-properties officeooo:rsid="0015fa56" officeooo:paragraph-rsid="001798fd"/>
    </style:style>
    <style:style style:name="P3" style:family="paragraph" style:parent-style-name="Standard">
      <style:text-properties fo:font-weight="bold" officeooo:rsid="0015fa56" officeooo:paragraph-rsid="0015fa56" style:font-weight-asian="bold" style:font-weight-complex="bold"/>
    </style:style>
    <style:style style:name="P4" style:family="paragraph" style:parent-style-name="Standard">
      <style:text-properties officeooo:rsid="001798fd" officeooo:paragraph-rsid="001798fd"/>
    </style:style>
    <style:style style:name="P5" style:family="paragraph" style:parent-style-name="Standard">
      <style:text-properties officeooo:rsid="001798fd" officeooo:paragraph-rsid="0015fa56"/>
    </style:style>
    <style:style style:name="P6" style:family="paragraph" style:parent-style-name="Standard">
      <style:text-properties officeooo:rsid="001798fd" officeooo:paragraph-rsid="001e92d1"/>
    </style:style>
    <style:style style:name="P7" style:family="paragraph" style:parent-style-name="Standard">
      <style:text-properties officeooo:rsid="00191391" officeooo:paragraph-rsid="00191391"/>
    </style:style>
    <style:style style:name="P8" style:family="paragraph" style:parent-style-name="Standard">
      <style:text-properties officeooo:rsid="0019dbda" officeooo:paragraph-rsid="0019dbda"/>
    </style:style>
    <style:style style:name="P9" style:family="paragraph" style:parent-style-name="Standard">
      <style:text-properties officeooo:rsid="001b2a1f" officeooo:paragraph-rsid="001b2a1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98f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f54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10 - Thema / Einleitung</text:p>
      <text:p text:style-name="P1"/>
      <text:p text:style-name="P4">- Begrüßung</text:p>
      <text:p text:style-name="P4">- Was ausgewählt? → Fahrradkonfigurator</text:p>
      <text:p text:style-name="P2">- <text:span text:style-name="T2">Wie umsetzten? → <text:tab/>Internetauftritt (html5, CSS3, Javascript, MySQL, php)</text:span></text:p>
      <text:p text:style-name="P4"><text:tab/><text:tab/><text:tab/>Plattform unabhängig, große Ansicht, großes Kundenfeld</text:p>
      <text:p text:style-name="P5">- Warum ausgewählt und so umsetzten? → Fachkenntnisse, Erfahrung</text:p>
      <text:p text:style-name="P5"><text:tab/><text:tab/><text:tab/>Wollen vertiefen!</text:p>
      <text:p text:style-name="P1"/>
      <text:p text:style-name="P3">f20 - grafische Übersicht (Text)</text:p>
      <text:p text:style-name="P1"/>
      <text:p text:style-name="P4">Woraus bestehts? → <text:tab/>Kernthemen: Konfigurationsschritte, Timeline</text:p>
      <text:p text:style-name="P4"><text:tab/><text:tab/><text:tab/>aktueller Konfigurationsschritt, Reihenfolge</text:p>
      <text:p text:style-name="P4"><text:tab/><text:tab/><text:tab/>Grafisch gestaltet in Form eines MockUps</text:p>
      <text:p text:style-name="P2"/>
      <text:p text:style-name="P3"/>
      <text:p text:style-name="P3">f22 - grafische Übersicht (Bild)</text:p>
      <text:p text:style-name="P1"/>
      <text:p text:style-name="P4">- Bild erklären</text:p>
      <text:p text:style-name="P4">- Näher darauf eingehen</text:p>
      <text:p text:style-name="P4">- Usability</text:p>
      <text:p text:style-name="P4">- Einfach</text:p>
      <text:p text:style-name="P6">- Schmackhaft machen</text:p>
      <text:p text:style-name="P7">- Auf Infobox hinweisen (Rechtliches, <text:span text:style-name="T4">t</text:span>echnnische Details)</text:p>
      <text:p text:style-name="P4">- später Navigationsleiste, Footer, Kontaktformular etc...</text:p>
      <text:p text:style-name="P1"/>
      <text:p text:style-name="P3"/>
      <text:p text:style-name="P3">f30 - Stakeholder</text:p>
      <text:p text:style-name="P1"/>
      <text:p text:style-name="P7"><text:span text:style-name="T3">Benutzer:</text:span> alle die ein Fahrrad konfigurieren</text:p>
      <text:p text:style-name="P7"><text:span text:style-name="T3">Verwalter:</text:span> stellen die Teile ein uns zusammen</text:p>
      <text:p text:style-name="P7"><text:span text:style-name="T3">Kunde:</text:span> Herr Saarstedt</text:p>
      <text:p text:style-name="P7"><text:span text:style-name="T3">Staat:</text:span> Hinweise geben, bei unvollständigem Fahrrad. </text:p>
      <text:p text:style-name="P7"><text:tab/><text:tab/>Ist nicht Straßentauglich...</text:p>
      <text:p text:style-name="P1"/>
      <text:p text:style-name="P3"/>
      <text:p text:style-name="P3">f40 - Projektorganisation</text:p>
      <text:p text:style-name="P1"/>
      <text:p text:style-name="P8">Versionsverwaltung: GIT</text:p>
      <text:p text:style-name="P8">Kommunikation: Telegram Messenger, Treffen, Email...</text:p>
      <text:p text:style-name="P8">Rollen: gleiche Verteilung</text:p>
      <text:p text:style-name="P8"><text:tab/> Ausnutzung von Fachkenntnissen</text:p>
      <text:p text:style-name="P1"/>
      <text:p text:style-name="P3"/>
      <text:p text:style-name="P1"><text:span text:style-name="T1">f50 - Aussicht / Optionales</text:span> </text:p>
      <text:p text:style-name="P1"/>
      <text:p text:style-name="P9">Werbevideo: Wie funktioniert Konfigurator, warum toll?!</text:p>
      <text:p text:style-name="P9">Bezahlfunktion: diverse... Vorkasse, Nachnahme, Paypal...</text:p>
      <text:p text:style-name="P9">Versandkosten / Kosten: Berechnung (automatisch)</text:p>
      <text:p text:style-name="P9">Gimmik: Wenn fertig fährt Rad raus (CSS3 – Annimationen)</text:p>
      <text:p text:style-name="P9"/>
      <text:p text:style-name="P9">3D - Modell, des fertigen Rad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8T17:41:18.262000000</meta:creation-date>
    <dc:date>2015-01-19T21:26:49.823000000</dc:date>
    <meta:editing-duration>PT31M11S</meta:editing-duration>
    <meta:editing-cycles>13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36" meta:word-count="170" meta:character-count="1343" meta:non-whitespace-character-count="1188"/>
  </office:meta>
</office:document-meta>
</file>